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lative_20_Order">
      <style:table-properties table:display="true" style:writing-mode="lr-tb"/>
    </style:style>
    <style:style style:name="ta2" style:family="table" style:master-page-name="PageStyle_5f_Time-Aware_20_Similarit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lative Order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nthony_Eden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arold_Macmillan,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Alec_Douglas-Home,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Harold_Wilson,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James_Callaghan,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Margaret_Thatcher,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John_Major,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Tony_Blair,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Gordon_Brown,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David_Cameron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Rene_Coty,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Vincent_Auriol,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Charles_de_Gaull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orges_Pompidou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lery_Giscard_d'Estaing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ancois_Mitterran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cques_Chirac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icolas_Sarkozy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ancois_Holland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usso-Japanese_Wa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rst_Balkan_Wa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cond_Balkan_Wa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orld_War_I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anish_Civil_Wa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orld_War_II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orean_Wa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ietnam_Wa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Yom_Kippur_Wa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ulf_Wa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raq_Wa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1950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54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58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62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66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70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74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78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82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86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90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94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98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2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6_FIFA_World_Cu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10_FIFA_World_Cup,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1960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64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68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72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76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80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84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88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92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96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0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4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8_Summer_Olympic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12_Summer_Olympics,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eodore_Roosevel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lliam_Howard_Taf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oodrow_Wilson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arren_G._Harding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lvin_Coolidg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rbert_Hoove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anklin_D._Roosevel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arry_S._Truman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wight_D._Eisenhowe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ohn_F._Kennedy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yndon_B._Johnson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ichard_Nixon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rald_For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immy_Carte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nald_Reagan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orge_H._W._Bush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ll_Clinton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orge_W._Bush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rack_Obama,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nited_States_presidential_election,_190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04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08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16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2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24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28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32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36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4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44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48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52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56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6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64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68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72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76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8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84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88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92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1996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200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2004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2008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ed_States_presidential_election,_2012,</text:p>
          </table:table-cell>
          <table:table-cell table:number-columns-repeated="1023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-Aware Similarit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World_War_II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Russo-Japanese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irst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econd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rld_War_I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panish_Civil_War'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rean_War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Russo-Japanese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irst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econd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rld_War_I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panish_Civil_War'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tnam_War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Russo-Japanese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irst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econd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rld_War_I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panish_Civil_War'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m_Kippur_War,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usso-Japanese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irst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econd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rld_War_I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panish_Civil_War'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lf_War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Russo-Japanese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irst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econd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rld_War_I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panish_Civil_War'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aq_War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Russo-Japanese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irst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econd_Balkan_War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rld_War_I'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panish_Civil_War'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Jimmy_Carter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Theodore_Roosevel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illiam_Howard_Taf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odrow_Wilson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arren_G._Harding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alvin_Coolidge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nald_Reagan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Theodore_Roosevel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illiam_Howard_Taf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odrow_Wilson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arren_G._Harding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alvin_Coolidge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orge_H._W._Bush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Theodore_Roosevel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illiam_Howard_Taf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odrow_Wilson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arren_G._Harding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alvin_Coolidge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ll_Clinton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Theodore_Roosevel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illiam_Howard_Taf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odrow_Wilson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arren_G._Harding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alvin_Coolidge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orge_W._Bush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Theodore_Roosevel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illiam_Howard_Taf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odrow_Wilson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arren_G._Harding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alvin_Coolidge,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arack_Obama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Theodore_Roosevel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illiam_Howard_Taft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oodrow_Wilson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arren_G._Harding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alvin_Coolidge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mes_Callaghan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rthur_Balfour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H._H._Asquith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David_Lloyd_George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onar_Law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tanley_Baldwin,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rgaret_Thatcher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rthur_Balfour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H._H._Asquith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David_Lloyd_George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onar_Law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tanley_Baldwin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hn_Major,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Arthur_Balfour,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H._H._Asquith,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David_Lloyd_George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onar_Law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tanley_Baldwin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y_Blair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rthur_Balfour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H._H._Asquith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David_Lloyd_George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onar_Law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tanley_Baldwin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rdon_Brown,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rthur_Balfour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H._H._Asquith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David_Lloyd_George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onar_Law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tanley_Baldwin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vid_Cameron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rthur_Balfour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H._H._Asquith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David_Lloyd_George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onar_Law,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tanley_Baldwin,</text:p>
          </table:table-cell>
          <table:table-cell table:number-columns-repeated="1022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lative_20_Order" style:display-name="PageStyle_Relative Or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-Aware_20_Similarity" style:display-name="PageStyle_Time-Aware Similar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5" meta:object-count="0"/>
    <meta:generator>LibreOfficeDev/5.1.0.3$Linux_X86_64 LibreOffice_project/</meta:generator>
  </office:meta>
</office:document-meta>
</file>